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solid" style:text-underline-width="auto" style:text-underline-color="font-color" officeooo:rsid="00040723" officeooo:paragraph-rsid="00040723"/>
    </style:style>
    <style:style style:name="P3" style:family="paragraph" style:parent-style-name="Standard">
      <style:text-properties style:text-underline-style="solid" style:text-underline-width="auto" style:text-underline-color="font-color" officeooo:rsid="0004f567" officeooo:paragraph-rsid="0004f567"/>
    </style:style>
    <style:style style:name="P4" style:family="paragraph" style:parent-style-name="Standard">
      <style:text-properties style:text-underline-style="none"/>
    </style:style>
    <style:style style:name="P5" style:family="paragraph" style:parent-style-name="Standard">
      <style:text-properties style:text-underline-style="none" officeooo:rsid="00040723" officeooo:paragraph-rsid="00040723"/>
    </style:style>
    <style:style style:name="P6" style:family="paragraph" style:parent-style-name="Standard">
      <style:text-properties style:text-underline-style="none" officeooo:rsid="0004f567" officeooo:paragraph-rsid="0004f567"/>
    </style:style>
    <style:style style:name="P7" style:family="paragraph" style:parent-style-name="Heading_20_1">
      <style:paragraph-properties fo:text-align="center" style:justify-single-word="false"/>
      <style:text-properties fo:font-size="16pt" style:font-size-asian="16pt" style:font-size-complex="16pt"/>
    </style:style>
    <style:style style:name="T1" style:family="text">
      <style:text-properties fo:font-variant="normal" fo:text-transform="none" fo:color="#000000" style:font-name="Roboto" fo:letter-spacing="normal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 loext:padding="0in" loext:border="none"/>
    </style:style>
    <style:style style:name="T2" style:family="text">
      <style:text-properties fo:font-variant="normal" fo:text-transform="none" fo:color="#000000" style:font-name="Roboto" fo:letter-spacing="normal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 fo:color="#000000" style:font-name="Roboto" fo:letter-spacing="normal" fo:font-style="normal" fo:font-weight="normal" officeooo:rsid="00040723" style:font-style-asian="normal" style:font-weight-asian="normal" style:font-style-complex="normal" style:font-weight-complex="normal"/>
    </style:style>
    <style:style style:name="T4" style:family="text">
      <style:text-properties officeooo:rsid="000a9e15"/>
    </style:style>
    <style:style style:name="T5" style:family="text">
      <style:text-properties officeooo:rsid="000b47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text:span text:style-name="T1">Balance de Contrôle </text:span><text:span text:style-name="T2">: </text:span><text:span text:style-name="T3">ADAM </text:span><text:span text:style-name="T2">GBK 120</text:span></text:h>
      <text:p text:style-name="Standard"/>
      <text:p text:style-name="Standard">Les GBK sont fournies avec une interface RS-232 bidirectionnelle et une heure en temps réel (RTC). </text:p>
      <text:p text:style-name="Standard"/>
      <text:p text:style-name="P2">Caractéristiques par défaut de la liaison RS-232 :</text:p>
      <text:p text:style-name="P2"/>
      <text:p text:style-name="Standard">Code ASCII</text:p>
      <text:p text:style-name="Standard">9600 Baud (sélectionnable par l’utilisateur)</text:p>
      <text:p text:style-name="Standard">8 bits de données</text:p>
      <text:p text:style-name="Standard">Pas de Parité</text:p>
      <text:p text:style-name="Standard"/>
      <text:p text:style-name="P1">Connecteur :</text:p>
      <text:p text:style-name="P1"/>
      <text:p text:style-name="Standard">Prise 9 pin d-sub miniature</text:p>
      <text:p text:style-name="Standard">Pin 3 Sortie </text:p>
      <text:p text:style-name="Standard">Pin 2 Entrée </text:p>
      <text:p text:style-name="Standard">Pin 5 Signal de terre</text:p>
      <text:p text:style-name="Standard"/>
      <text:p text:style-name="P1">Format des données – Impression Continue - Pesage Normal :</text:p>
      <text:p text:style-name="P1"/>
      <text:p text:style-name="P5">Exemple :</text:p>
      <text:p text:style-name="P5"/>
      <text:p text:style-name="P4">1.234 <text:span text:style-name="T5">k</text:span>g <text:s/><text:span text:style-name="T4">\r\n\r\n\r\n</text:span></text:p>
      <text:p text:style-name="P4"/>
      <text:p text:style-name="P3">Commandes de la balance :</text:p>
      <text:p text:style-name="P6"/>
      <text:p text:style-name="P6">T&lt;cr&gt;&lt;lf&gt;<text:tab/>Tare la balance pour afficher le poids net.</text:p>
      <text:p text:style-name="P6"/>
      <text:p text:style-name="P6">Z&lt;cr&gt;&lt;lf&gt;<text:tab/>Règle le point zéro pour tous les pesages ultérieures. L’écran affiche zéro.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ire Marchand</meta:initial-creator>
    <meta:creation-date>2019-02-04T09:08:12.947536385</meta:creation-date>
    <dc:date>2019-03-04T09:11:29.738475288</dc:date>
    <dc:creator>Gregoire Marchand</dc:creator>
    <meta:editing-duration>PT58M</meta:editing-duration>
    <meta:editing-cycles>6</meta:editing-cycles>
    <meta:generator>LibreOffice/6.0.1.1$Linux_X86_64 LibreOffice_project/00m0$Build-1</meta:generator>
    <meta:document-statistic meta:table-count="0" meta:image-count="0" meta:object-count="0" meta:page-count="1" meta:paragraph-count="18" meta:word-count="104" meta:character-count="606" meta:non-whitespace-character-count="515"/>
  </office:meta>
</office:document-meta>
</file>